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2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9300">
            <text:p>9300</text:p>
          </table:table-cell>
          <table:table-cell table:number-columns-repeated="4"/>
          <table:table-cell table:style-name="ce2" table:formula="of:=SUM([.B3:.F3])" office:value-type="float" office:value="9300">
            <text:p>93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Անժելա</text:p>
          </table:table-cell>
          <table:table-cell office:value-type="float" office:value="10100">
            <text:p>10100</text:p>
          </table:table-cell>
          <table:table-cell table:formula="of:=SUM([.J2];[.J34];[.J35];[.J36];[.J37];[.J38];[.K68];[.K72];[.K100];[.K101];[.K102];[.K103];[.J133];[.J134];[.J135])" office:value-type="float" office:value="-6600">
            <text:p>-6600</text:p>
          </table:table-cell>
          <table:table-cell table:formula="of:=SUM([.H4];[.H35];[.H68];[.H100];[.H133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Արմենուհի</text:p>
          </table:table-cell>
          <table:table-cell office:value-type="float" office:value="9750">
            <text:p>9750</text:p>
          </table:table-cell>
          <table:table-cell table:formula="of:=SUM([.G3];[.G34];[.G67];[.G99];[.G132])" office:value-type="float" office:value="9300">
            <text:p>9300</text:p>
          </table:table-cell>
          <table:table-cell table:formula="of:=SUM([.H5];[.H36];[.H69];[.H101];[.H134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table:style-name="ce60" office:value-type="string">
            <text:p>Գայանե</text:p>
          </table:table-cell>
          <table:table-cell office:value-type="float" office:value="7700">
            <text:p>7700</text:p>
          </table:table-cell>
          <table:table-cell table:formula="of:=[.K4]-[.K5]" office:value-type="float" office:value="-15900">
            <text:p>-15900</text:p>
          </table:table-cell>
          <table:table-cell table:formula="of:=SUM([.H6];[.H37];[.H70];[.H102];[.H135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C33:.F33])"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20600">
            <text:p>20600</text:p>
          </table:table-cell>
          <table:table-cell/>
          <table:table-cell table:formula="of:=SUM([.H7];[.H38];[.H71];[.H103];[.H136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table:style-name="ce43" office:value-type="string">
            <text:p>Մանե</text:p>
          </table:table-cell>
          <table:table-cell office:value-type="float" office:value="6200">
            <text:p>6200</text:p>
          </table:table-cell>
          <table:table-cell/>
          <table:table-cell table:formula="of:=SUM([.H8];[.H39];[.H72];[.H104];[.H137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table:style-name="ce43" office:value-type="string">
            <text:p>Նանե</text:p>
          </table:table-cell>
          <table:table-cell office:value-type="float" office:value="7950">
            <text:p>7950</text:p>
          </table:table-cell>
          <table:table-cell/>
          <table:table-cell table:formula="of:=SUM([.H9];[.H40];[.H73];[.H105];[.H138])" office:value-type="float" office:value="357.692307692308">
            <text:p>357.6923076923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3:.F33])" office:value-type="float" office:value="357.692307692308">
            <text:p>357.6923076923</text:p>
          </table:table-cell>
          <table:table-cell office:value-type="string">
            <text:p>Հասմիկ Դ․</text:p>
          </table:table-cell>
          <table:table-cell office:value-type="float" office:value="9700">
            <text:p>9700</text:p>
          </table:table-cell>
          <table:table-cell/>
          <table:table-cell table:formula="of:=SUM([.H10];[.H74];[.H106];[.H139])" office:value-type="float" office:value="357.692307692308">
            <text:p>357.6923076923</text:p>
          </table:table-cell>
        </table:table-row>
        <table:table-row table:style-name="ro16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C33:.F33])" office:value-type="float" office:value="0">
            <text:p>0</text:p>
          </table:table-cell>
          <table:table-cell office:value-type="string">
            <text:p>Ժոզեֆ</text:p>
          </table:table-cell>
          <table:table-cell office:value-type="float" office:value="7000">
            <text:p>7000</text:p>
          </table:table-cell>
          <table:table-cell/>
          <table:table-cell table:formula="of:=SUM([.H11];[.H42];[.H75];[.H107];[.H140])" office:value-type="float" office:value="0">
            <text:p>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3:.F33])" office:value-type="float" office:value="357.692307692308">
            <text:p>357.6923076923</text:p>
          </table:table-cell>
          <table:table-cell table:style-name="ce43" office:value-type="string">
            <text:p>Սարգիս</text:p>
          </table:table-cell>
          <table:table-cell office:value-type="float" office:value="14500">
            <text:p>14500</text:p>
          </table:table-cell>
          <table:table-cell/>
          <table:table-cell table:formula="of:=SUM([.H12];[.H43];[.H76];[.H108];[.H141])" office:value-type="float" office:value="357.692307692308">
            <text:p>357.6923076923</text:p>
          </table:table-cell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C33:.F33])"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1];[.H77];[.H109];[.H142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Մհեր</text:p>
          </table:table-cell>
          <table:table-cell office:value-type="float" office:value="9600">
            <text:p>9600</text:p>
          </table:table-cell>
          <table:table-cell/>
          <table:table-cell table:formula="of:=SUM([.H14];[.H45];[.H78];[.H110];[.H143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table:style-name="ce43" office:value-type="string">
            <text:p>Տարոն</text:p>
          </table:table-cell>
          <table:table-cell office:value-type="float" office:value="13000">
            <text:p>13000</text:p>
          </table:table-cell>
          <table:table-cell/>
          <table:table-cell table:formula="of:=SUM([.M17];[.H46];[.H79];[.H111];[.H144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Հրաչ</text:p>
          </table:table-cell>
          <table:table-cell office:value-type="float" office:value="7650">
            <text:p>7650</text:p>
          </table:table-cell>
          <table:table-cell/>
          <table:table-cell table:formula="of:=SUM([.H16];[.H47];[.H80];[.H112];[.H145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table:style-name="ce50" office:value-type="string">
            <text:p>Ստեփան</text:p>
          </table:table-cell>
          <table:table-cell office:value-type="float" office:value="19700">
            <text:p>19700</text:p>
          </table:table-cell>
          <table:table-cell/>
          <table:table-cell table:formula="of:=SUM([.H17];[.H48];[.H81];[.H113];[.H146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D33])" office:value-type="float" office:value="357.692307692308">
            <text:p>357.6923076923</text:p>
          </table:table-cell>
          <table:table-cell office:value-type="string">
            <text:p>Վահե</text:p>
          </table:table-cell>
          <table:table-cell office:value-type="float" office:value="8850">
            <text:p>8850</text:p>
          </table:table-cell>
          <table:table-cell/>
          <table:table-cell table:formula="of:=SUM([.H18];[.H49];[.H82];[.H114];[.H147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357.692307692308">
            <text:p>357.6923076923</text:p>
          </table:table-cell>
          <table:table-cell office:value-type="string">
            <text:p>Տաթև</text:p>
          </table:table-cell>
          <table:table-cell office:value-type="float" office:value="7600">
            <text:p>7600</text:p>
          </table:table-cell>
          <table:table-cell/>
          <table:table-cell table:formula="of:=SUM([.H19];[.H50];[.H83];[.H115];[.H148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D33];[.E33])" office:value-type="float" office:value="357.692307692308">
            <text:p>357.6923076923</text:p>
          </table:table-cell>
          <table:table-cell office:value-type="string">
            <text:p>Մովսես</text:p>
          </table:table-cell>
          <table:table-cell office:value-type="float" office:value="7950">
            <text:p>7950</text:p>
          </table:table-cell>
          <table:table-cell/>
          <table:table-cell table:formula="of:=SUM([.H20];[.H51];[.H84];[.H116];[.H149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5];[.H150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3];[.F33])"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2];[.H53];[.H86];[.H151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Նաիրա</text:p>
          </table:table-cell>
          <table:table-cell office:value-type="float" office:value="7950">
            <text:p>7950</text:p>
          </table:table-cell>
          <table:table-cell/>
          <table:table-cell table:formula="of:=SUM([.H23];[.H54];[.H87];[.H119];[.H152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Թամարա</text:p>
          </table:table-cell>
          <table:table-cell office:value-type="float" office:value="10600">
            <text:p>10600</text:p>
          </table:table-cell>
          <table:table-cell/>
          <table:table-cell table:formula="of:=SUM([.H24];[.H88];[.H120];[.H153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Edgar</text:p>
          </table:table-cell>
          <table:table-cell table:style-name="ce67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 table:formula="of:=SUM([.H25];[.H56];[.H89];[.H121];[.H154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Hasmik K</text:p>
          </table:table-cell>
          <table:table-cell office:value-type="float" office:value="9300">
            <text:p>9300</text:p>
          </table:table-cell>
          <table:table-cell/>
          <table:table-cell table:formula="of:=SUM([.H26];[.H57];[.H90];[.H122];[.H155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Smbat</text:p>
          </table:table-cell>
          <table:table-cell office:value-type="float" office:value="9000">
            <text:p>9000</text:p>
          </table:table-cell>
          <table:table-cell/>
          <table:table-cell table:style-name="ce3" table:formula="of:=SUM([.H27];[.H58];[.H91];[.H123];[.H156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357.692307692308">
            <text:p>357.6923076923</text:p>
          </table:table-cell>
          <table:table-cell office:value-type="string">
            <text:p>Ani</text:p>
          </table:table-cell>
          <table:table-cell office:value-type="float" office:value="6300">
            <text:p>6300</text:p>
          </table:table-cell>
          <table:table-cell/>
          <table:table-cell table:style-name="ce3" table:formula="of:=SUM([.H28];[.H59];[.H92];[.H124];[.H157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D33];[.F33])" office:value-type="float" office:value="357.692307692308">
            <text:p>357.6923076923</text:p>
          </table:table-cell>
          <table:table-cell office:value-type="string">
            <text:p>Araks</text:p>
          </table:table-cell>
          <table:table-cell office:value-type="float" office:value="7300">
            <text:p>7300</text:p>
          </table:table-cell>
          <table:table-cell/>
          <table:table-cell table:style-name="ce3" table:formula="of:=SUM([.H29];[.H60];[.H93];[.H125];[.H158])" office:value-type="float" office:value="357.692307692308">
            <text:p>357.6923076923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office:value-type="string">
            <text:p>Meruj</text:p>
          </table:table-cell>
          <table:table-cell office:value-type="float" office:value="7000">
            <text:p>7000</text:p>
          </table:table-cell>
          <table:table-cell/>
          <table:table-cell table:style-name="ce3" table:formula="of:=SUM([.H29];[.H61];[.H94];[.H126];[.H159])" office:value-type="float" office:value="357.692307692308">
            <text:p>357.6923076923</text:p>
          </table:table-cell>
        </table:table-row>
        <table:table-row table:style-name="ro16">
          <table:table-cell table:number-columns-repeated="7"/>
          <table:table-cell table:formula="of:=SUM([.B33:.F33])" office:value-type="float" office:value="357.692307692308">
            <text:p>357.6923076923</text:p>
          </table:table-cell>
          <table:table-cell table:style-name="Default" office:value-type="string">
            <text:p>Jirayr</text:p>
          </table:table-cell>
          <table:table-cell table:style-name="Default"/>
          <table:table-cell table:number-columns-repeated="2"/>
        </table:table-row>
        <table:table-row table:style-name="ro16">
          <table:table-cell table:number-columns-repeated="7"/>
          <table:table-cell table:style-name="ce2" table:formula="of:=SUM([.B33:.F33])" office:value-type="float" office:value="357.692307692308">
            <text:p>357.6923076923</text:p>
          </table:table-cell>
          <table:table-cell table:style-name="ce9" office:value-type="string">
            <text:p>Gevor</text:p>
          </table:table-cell>
          <table:table-cell table:style-name="Default"/>
          <table:table-cell/>
          <table:table-cell table:style-name="ce2" table:formula="of:=SUM([.L4:.L31])" office:value-type="float" office:value="7511.53846153846">
            <text:p>7511.5384615385</text:p>
          </table:table-cell>
        </table:table-row>
        <table:table-row table:style-name="ro12">
          <table:table-cell/>
          <table:table-cell table:formula="of:=[.B3]/26" office:value-type="float" office:value="357.692307692308">
            <text:p>357.6923076923</text:p>
          </table:table-cell>
          <table:table-cell table:formula="of:=[.C3]/26" office:value-type="float" office:value="0">
            <text:p>0</text:p>
          </table:table-cell>
          <table:table-cell table:formula="of:=[.D3]/30" office:value-type="float" office:value="0">
            <text:p>0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formula="of:=SUM([.H4:.H32])" office:value-type="float" office:value="8584.61538461538">
            <text:p>8584.6153846154</text:p>
          </table:table-cell>
          <table:table-cell/>
          <table:table-cell table:style-name="ce36"/>
          <table:table-cell/>
          <table:table-cell table:formula="of:=SUM([.H33];[.H160])" office:value-type="float" office:value="8584.61538461538">
            <text:p>8584.61538461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7/06/2016</text:date>, <text:time>11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6T11:25:11</dc:date>
    <meta:editing-duration>P8DT12H9M52S</meta:editing-duration>
    <meta:editing-cycles>2763</meta:editing-cycles>
    <meta:generator>OpenOffice/4.1.2$Unix OpenOffice.org_project/412m3$Build-9782</meta:generator>
    <meta:document-statistic meta:table-count="16" meta:cell-count="7168" meta:object-count="0"/>
  </office:meta>
</office:document-meta>
</file>